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2169in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916.1211" calcext:value-type="float">
            <text:p>916.12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75.7276" calcext:value-type="float">
            <text:p>1375.727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69.4499" calcext:value-type="float">
            <text:p>1569.4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.008" calcext:value-type="float">
            <text:p>1599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.0594" calcext:value-type="float">
            <text:p>1500.0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.096" calcext:value-type="float">
            <text:p>1228.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.5325" calcext:value-type="float">
            <text:p>956.5325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0.6028in" svg:y="2.8941in">
            <draw:object draw:notify-on-update-of-ranges="Sheet2.A3:Sheet2.A13 Sheet2.B3:Sheet2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7.6819in" svg:y="0.0913in">
            <draw:object draw:notify-on-update-of-ranges="Sheet2.A3:Sheet2.A13 Sheet2.C3:Sheet2.C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54.1752" calcext:value-type="float">
            <text:p>654.1752</text:p>
          </table:table-cell>
          <table:table-cell office:value-type="float" office:value="653.7219" calcext:value-type="float">
            <text:p>653.72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50.7953" calcext:value-type="float">
            <text:p>850.7953</text:p>
          </table:table-cell>
          <table:table-cell office:value-type="float" office:value="740.121" calcext:value-type="float">
            <text:p>740.12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87.2451" calcext:value-type="float">
            <text:p>1087.2451</text:p>
          </table:table-cell>
          <table:table-cell office:value-type="float" office:value="908.5719" calcext:value-type="float">
            <text:p>908.571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49.1442" calcext:value-type="float">
            <text:p>1349.1442</text:p>
          </table:table-cell>
          <table:table-cell office:value-type="float" office:value="1150.6234" calcext:value-type="float">
            <text:p>1150.623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15.4264" calcext:value-type="float">
            <text:p>1515.4264</text:p>
          </table:table-cell>
          <table:table-cell office:value-type="float" office:value="1456.4007" calcext:value-type="float">
            <text:p>1456.4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.5033" calcext:value-type="float">
            <text:p>1547.5033</text:p>
          </table:table-cell>
          <table:table-cell office:value-type="float" office:value="1617.8932" calcext:value-type="float">
            <text:p>1617.8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4.952" calcext:value-type="float">
            <text:p>1424.952</text:p>
          </table:table-cell>
          <table:table-cell office:value-type="float" office:value="1605.1792" calcext:value-type="float">
            <text:p>1605.1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7.2178" calcext:value-type="float">
            <text:p>1227.2178</text:p>
          </table:table-cell>
          <table:table-cell office:value-type="float" office:value="1466.9514" calcext:value-type="float">
            <text:p>1466.9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4.4828" calcext:value-type="float">
            <text:p>954.4828</text:p>
          </table:table-cell>
          <table:table-cell office:value-type="float" office:value="967.69" calcext:value-type="float">
            <text:p>967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2.5179" calcext:value-type="float">
            <text:p>772.5179</text:p>
          </table:table-cell>
          <table:table-cell office:value-type="float" office:value="841.1901" calcext:value-type="float">
            <text:p>841.1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9.5688" calcext:value-type="float">
            <text:p>689.5688</text:p>
          </table:table-cell>
          <table:table-cell office:value-type="float" office:value="692.0613" calcext:value-type="float">
            <text:p>692.061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0s, 1410MHz, 25deg elevation</text:p>
          </table:table-cell>
          <table:table-cell table:number-columns-repeated="2"/>
          <table:table-cell office:value-type="string" calcext:value-type="string">
            <text:p>150 deg az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Forward 2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6.4892" calcext:value-type="float">
            <text:p>426.4892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417.2378" calcext:value-type="float">
            <text:p>417.2378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413.5343" calcext:value-type="float">
            <text:p>413.5343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410.8377" calcext:value-type="float">
            <text:p>410.8377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9.7647" calcext:value-type="float">
            <text:p>409.7647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08.9738" calcext:value-type="float">
            <text:p>408.9738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15.0654" calcext:value-type="float">
            <text:p>415.0654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27.2815" calcext:value-type="float">
            <text:p>427.281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73.5249" calcext:value-type="float">
            <text:p>473.5249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19.086" calcext:value-type="float">
            <text:p>519.086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49.9259" calcext:value-type="float">
            <text:p>549.9259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57.2949" calcext:value-type="float">
            <text:p>557.2949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22.2085" calcext:value-type="float">
            <text:p>522.2085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8.8787" calcext:value-type="float">
            <text:p>468.8787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.6153" calcext:value-type="float">
            <text:p>445.6153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22.589" calcext:value-type="float">
            <text:p>522.589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718.6798" calcext:value-type="float">
            <text:p>718.6798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988.6602" calcext:value-type="float">
            <text:p>988.660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28.0975" calcext:value-type="float">
            <text:p>1328.097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66.2021" calcext:value-type="float">
            <text:p>1566.20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5.5733" calcext:value-type="float">
            <text:p>1605.57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6.0575" calcext:value-type="float">
            <text:p>1426.05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6.0245" calcext:value-type="float">
            <text:p>1136.02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1.9328" calcext:value-type="float">
            <text:p>861.93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7.0873" calcext:value-type="float">
            <text:p>627.08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.5463" calcext:value-type="float">
            <text:p>485.54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9.839" calcext:value-type="float">
            <text:p>459.8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4.4248" calcext:value-type="float">
            <text:p>474.42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.8185" calcext:value-type="float">
            <text:p>498.81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.2032" calcext:value-type="float">
            <text:p>500.20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7.1168" calcext:value-type="float">
            <text:p>477.116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3.2831" calcext:value-type="float">
            <text:p>453.28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1.5507" calcext:value-type="float">
            <text:p>431.550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.0383" calcext:value-type="float">
            <text:p>418.038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.3673" calcext:value-type="float">
            <text:p>415.367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3.91" calcext:value-type="float">
            <text:p>413.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.7411" calcext:value-type="float">
            <text:p>411.74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.3259" calcext:value-type="float">
            <text:p>410.32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1.06" calcext:value-type="float">
            <text:p>411.0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4.6461" calcext:value-type="float">
            <text:p>414.64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.4226" calcext:value-type="float">
            <text:p>417.42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kil Varenius</meta:initial-creator>
    <meta:creation-date>2014-10-03T09:46:47.099961103</meta:creation-date>
    <dc:date>2014-10-03T11:47:47.959814295</dc:date>
    <dc:creator>Eskil Varenius</dc:creator>
    <meta:editing-duration>PT14M59S</meta:editing-duration>
    <meta:editing-cycles>1</meta:editing-cycles>
    <meta:document-statistic meta:table-count="3" meta:cell-count="138" meta:object-count="3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:Sheet1.B8" chart:data-source-has-labels="column" svg:x="0.77cm" svg:y="0.855cm" svg:width="12.327cm" svg:height="7.545cm">
          <chartooo:coordinate-region svg:x="1.762cm" svg:y="1.054cm" svg:width="11.335cm" svg:height="6.699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3">
                <text:p>-</text:p>
                <draw:g>
                  <svg:desc>Sheet1.A2:Sheet1.A8</svg:desc>
                </draw:g>
              </table:table-cell>
              <table:table-cell office:value-type="float" office:value="916.1211">
                <text:p>916.1211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1375.7276">
                <text:p>1375.727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569.4499">
                <text:p>1569.44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99.008">
                <text:p>1599.00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00.0594">
                <text:p>1500.05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8.096">
                <text:p>1228.0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6.5325">
                <text:p>956.5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2.A3:Sheet2.B13" chart:data-source-has-labels="column" svg:x="0.77cm" svg:y="0.855cm" svg:width="12.327cm" svg:height="7.545cm">
          <chartooo:coordinate-region svg:x="1.762cm" svg:y="1.054cm" svg:width="11.335cm" svg:height="6.699cm"/>
          <chart:axis chart:dimension="x" chart:name="primary-x" chart:style-name="ch4" chartooo:axis-type="auto">
            <chartooo:date-scale/>
            <chart:categories table:cell-range-address="Sheet2.A3:Sheet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5">
                <text:p>-10</text:p>
                <draw:g>
                  <svg:desc>Sheet2.A3:Sheet2.A13</svg:desc>
                </draw:g>
              </table:table-cell>
              <table:table-cell office:value-type="float" office:value="654.1752">
                <text:p>654.1752</text:p>
                <draw:g>
                  <svg:desc>Sheet2.B3:Sheet2.B13</svg:desc>
                </draw:g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850.7953">
                <text:p>850.7953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1087.2451">
                <text:p>1087.245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1349.1442">
                <text:p>1349.1442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515.4264">
                <text:p>1515.42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47.5033">
                <text:p>1547.50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24.952">
                <text:p>1424.95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7.2178">
                <text:p>1227.21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4.4828">
                <text:p>954.48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72.5179">
                <text:p>772.51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9.5688">
                <text:p>689.5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2.A3:Sheet2.A13 Sheet2.C3:Sheet2.C13" chart:data-source-has-labels="column" svg:x="0.77cm" svg:y="0.855cm" svg:width="12.327cm" svg:height="7.545cm">
          <chartooo:coordinate-region svg:x="1.762cm" svg:y="1.054cm" svg:width="11.335cm" svg:height="6.699cm"/>
          <chart:axis chart:dimension="x" chart:name="primary-x" chart:style-name="ch4" chartooo:axis-type="auto">
            <chartooo:date-scale/>
            <chart:categories table:cell-range-address="Sheet2.A3:Sheet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5">
                <text:p>-10</text:p>
                <draw:g>
                  <svg:desc>Sheet2.A3:Sheet2.A13</svg:desc>
                </draw:g>
              </table:table-cell>
              <table:table-cell office:value-type="float" office:value="653.7219">
                <text:p>653.7219</text:p>
                <draw:g>
                  <svg:desc>Sheet2.C3:Sheet2.C13</svg:desc>
                </draw:g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740.121">
                <text:p>740.121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908.5719">
                <text:p>908.5719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1150.6234">
                <text:p>1150.623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456.4007">
                <text:p>1456.40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17.8932">
                <text:p>1617.89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5.1792">
                <text:p>1605.179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66.9514">
                <text:p>1466.95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7.69">
                <text:p>967.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41.1901">
                <text:p>841.19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2.0613">
                <text:p>692.0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